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<text:s/>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1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25:Sheet1.F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day/>
      <number:text>-</number:text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/>
      <number:text>-</number:text>
      <number:month number:textual="true"/>
      <number:text>-</number:text>
      <number:year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0:29:17.159727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50$Build-2</meta:generator>
    <dc:date>2023-06-14T10:29:59.643291930</dc:date>
    <meta:editing-duration>P4DT14H17M52S</meta:editing-duration>
    <meta:editing-cycles>101</meta:editing-cycles>
    <meta:document-statistic meta:table-count="1" meta:cell-count="4396" meta:object-count="0"/>
  </office:meta>
</office:document-meta>
</file>